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fo:font-style="italic" officeooo:rsid="001a6335" officeooo:paragraph-rsid="001eef62" style:font-name-asian="Noto Sans CJK SC Regular" style:font-size-asian="12pt" style:font-style-asian="italic" style:font-name-complex="FreeSans" style:font-size-complex="12pt" style:font-style-complex="italic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eef62" style:font-name-asian="Noto Sans CJK SC Regular" style:font-size-asian="12pt" style:font-name-complex="FreeSans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officeooo:rsid="00228538" officeooo:paragraph-rsid="001eef62" style:font-name-asian="Noto Sans CJK SC Regular" style:font-size-asian="12pt" style:font-name-complex="FreeSans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eef62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1" fo:font-size="12pt" fo:language="uk" fo:country="UA" officeooo:paragraph-rsid="001eef62" style:font-size-asian="12pt" style:font-size-complex="12pt"/>
    </style:style>
    <style:style style:name="P6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1" fo:font-size="12pt" officeooo:rsid="001bfcd0" officeooo:paragraph-rsid="0024e5f9" style:font-size-asian="12pt" style:font-size-complex="12pt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1eef62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0003e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36e4e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0be33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paragraph-rsid="0024e5f9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eef62" style:font-name-asian="Noto Sans CJK SC Regular" style:font-size-asian="12pt" style:font-name-complex="FreeSans" style:font-size-complex="12pt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24e5f9" style:font-name-asian="Noto Sans CJK SC Regular" style:font-size-asian="12pt" style:font-name-complex="FreeSans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242283" officeooo:paragraph-rsid="001eef62" style:font-name-asian="Noto Sans CJK SC Regular" style:font-size-asian="12pt" style:font-name-complex="FreeSans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1eef62" style:font-size-asian="12pt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24e5f9" style:font-size-asian="12pt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rsid="003c7d60" officeooo:paragraph-rsid="0024e5f9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fo:font-style="normal" officeooo:rsid="002ecd8f" officeooo:paragraph-rsid="0024e5f9" style:font-size-asian="12pt" style:font-style-asian="normal" style:font-size-complex="12pt" style:font-style-complex="normal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3c7d60" officeooo:paragraph-rsid="0020003e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634e1" officeooo:paragraph-rsid="001eef62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officeooo:rsid="00282d0e" officeooo:paragraph-rsid="001eef62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1eef62" style:font-style-asian="normal" style:font-style-complex="normal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20003e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236e4e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331474" officeooo:paragraph-rsid="001eef62" style:font-name-asian="Noto Sans CJK SC Regular" style:font-size-asian="12pt" style:font-style-asian="normal" style:font-name-complex="FreeSans" style:font-size-complex="12pt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24e5f9" style:font-size-asian="12pt" style:font-size-complex="12pt"/>
    </style:style>
    <style:style style:name="T1" style:family="text">
      <style:text-properties officeooo:rsid="0006d98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1760" style:font-style-asian="italic" style:font-style-complex="italic"/>
    </style:style>
    <style:style style:name="T4" style:family="text">
      <style:text-properties fo:font-style="italic" style:font-name-asian="Noto Sans CJK SC Regular" style:font-style-asian="italic" style:font-name-complex="FreeSans" style:font-style-complex="italic"/>
    </style:style>
    <style:style style:name="T5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6" style:family="text">
      <style:text-properties officeooo:rsid="004502e3"/>
    </style:style>
    <style:style style:name="T7" style:family="text">
      <style:text-properties style:text-position="sub 58%" style:font-name-asian="Noto Sans CJK SC Regular" style:font-name-complex="FreeSans"/>
    </style:style>
    <style:style style:name="T8" style:family="text">
      <style:text-properties style:text-position="sub 58%" officeooo:rsid="004502e3" style:font-name-asian="Noto Sans CJK SC Regular" style:font-name-complex="FreeSans"/>
    </style:style>
    <style:style style:name="T9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0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1" style:family="text">
      <style:text-properties style:text-position="sub 58%" fo:font-size="12pt" fo:language="uk" fo:country="UA" officeooo:rsid="001f2b45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3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4" style:family="text">
      <style:text-properties style:text-position="sub 58%" fo:font-size="12pt" fo:language="uk" fo:country="UA" fo:font-style="normal" officeooo:rsid="001f2b45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sub 58%" fo:font-size="12pt" fo:language="uk" fo:country="UA" fo:font-style="normal" officeooo:rsid="0021ea48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1f1760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21e18c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20003e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sub 58%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29" style:family="text">
      <style:text-properties style:text-position="sub 58%" fo:language="uk" fo:country="UA" officeooo:rsid="00246311" style:font-name-asian="Noto Sans CJK SC Regular" style:font-name-complex="FreeSans"/>
    </style:style>
    <style:style style:name="T30" style:family="text">
      <style:text-properties style:text-position="sub 58%" fo:language="uk" fo:country="UA" officeooo:rsid="000c6998"/>
    </style:style>
    <style:style style:name="T31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2" style:family="text">
      <style:text-properties style:text-position="sub 58%" fo:language="uk" fo:country="UA" fo:font-style="normal" officeooo:rsid="000c6998" style:font-name-asian="Noto Sans CJK SC Regular" style:font-style-asian="normal" style:font-name-complex="FreeSans" style:font-style-complex="normal"/>
    </style:style>
    <style:style style:name="T33" style:family="text">
      <style:text-properties style:text-position="sub 58%" style:font-name="Times New Roman1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34" style:family="text">
      <style:text-properties style:text-position="sub 58%" style:font-name="Times New Roman1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35" style:family="text">
      <style:text-properties style:text-position="sub 58%" style:font-name="Times New Roman1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36" style:family="text">
      <style:text-properties style:text-position="sub 58%" officeooo:rsid="000c6998"/>
    </style:style>
    <style:style style:name="T37" style:family="text">
      <style:text-properties style:text-position="sub 58%" style:font-name="Times New Roman1" officeooo:rsid="000c6998"/>
    </style:style>
    <style:style style:name="T38" style:family="text">
      <style:text-properties style:text-position="sub 58%" style:font-name="Times New Roman1" fo:language="uk" fo:country="UA" fo:font-style="normal" officeooo:rsid="000c6998" style:font-name-asian="Symbola" style:font-style-asian="normal" style:font-name-complex="Symbola" style:font-style-complex="normal"/>
    </style:style>
    <style:style style:name="T39" style:family="text">
      <style:text-properties style:text-position="sub 58%" style:font-name="Times New Roman1" fo:language="uk" fo:country="UA" fo:font-style="normal" officeooo:rsid="000c6998" style:font-name-asian="Times New Roman" style:font-style-asian="normal" style:font-name-complex="Times New Roman" style:font-style-complex="normal"/>
    </style:style>
    <style:style style:name="T40" style:family="text">
      <style:text-properties style:text-position="sub 58%" fo:font-style="normal" officeooo:rsid="002ecd8f" style:font-style-asian="normal" style:font-style-complex="normal"/>
    </style:style>
    <style:style style:name="T41" style:family="text">
      <style:text-properties style:font-name-asian="Noto Sans CJK SC Regular" style:font-name-complex="FreeSans"/>
    </style:style>
    <style:style style:name="T42" style:family="text">
      <style:text-properties officeooo:rsid="004502e3" style:font-name-asian="Noto Sans CJK SC Regular" style:font-name-complex="FreeSans"/>
    </style:style>
    <style:style style:name="T43" style:family="text">
      <style:text-properties officeooo:rsid="0046f8b1" style:font-name-asian="Noto Sans CJK SC Regular" style:font-name-complex="FreeSans"/>
    </style:style>
    <style:style style:name="T44" style:family="text">
      <style:text-properties officeooo:rsid="001dc853" style:font-name-asian="Noto Sans CJK SC Regular" style:font-name-complex="FreeSans"/>
    </style:style>
    <style:style style:name="T45" style:family="text">
      <style:text-properties officeooo:rsid="001a6335" style:font-name-asian="Noto Sans CJK SC Regular" style:font-name-complex="FreeSans"/>
    </style:style>
    <style:style style:name="T46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47" style:family="text">
      <style:text-properties fo:font-style="normal" officeooo:rsid="000d2bcb" style:font-style-asian="normal" style:font-style-complex="normal"/>
    </style:style>
    <style:style style:name="T48" style:family="text">
      <style:text-properties style:text-position="0% 100%"/>
    </style:style>
    <style:style style:name="T49" style:family="text">
      <style:text-properties style:text-position="0% 100%" fo:font-style="italic" officeooo:rsid="001f2b45" style:font-name-asian="Noto Sans CJK SC Regular" style:font-style-asian="italic" style:font-name-complex="FreeSans" style:font-style-complex="italic"/>
    </style:style>
    <style:style style:name="T50" style:family="text">
      <style:text-properties style:text-position="0% 100%" fo:font-style="italic" officeooo:rsid="001dc853" style:font-name-asian="Times New Roman" style:font-style-asian="italic" style:font-name-complex="Times New Roman" style:font-style-complex="italic"/>
    </style:style>
    <style:style style:name="T51" style:family="text">
      <style:text-properties style:text-position="0% 100%" fo:font-style="italic" style:font-style-asian="italic" style:font-style-complex="italic"/>
    </style:style>
    <style:style style:name="T52" style:family="text">
      <style:text-properties style:text-position="0% 100%" fo:font-style="italic" officeooo:rsid="00228538" style:font-style-asian="italic" style:font-style-complex="italic"/>
    </style:style>
    <style:style style:name="T53" style:family="text">
      <style:text-properties style:text-position="0% 100%" fo:font-style="italic" officeooo:rsid="001f1760" style:font-style-asian="italic" style:font-style-complex="italic"/>
    </style:style>
    <style:style style:name="T54" style:family="text">
      <style:text-properties style:text-position="0% 100%" fo:font-style="italic" officeooo:rsid="002634e1" style:font-style-asian="italic" style:font-style-complex="italic"/>
    </style:style>
    <style:style style:name="T55" style:family="text">
      <style:text-properties style:text-position="0% 100%" fo:font-style="italic" officeooo:rsid="002ecd8f" style:font-style-asian="italic" style:font-style-complex="italic"/>
    </style:style>
    <style:style style:name="T56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57" style:family="text">
      <style:text-properties style:text-position="0% 100%" officeooo:rsid="001dc853" style:font-name-asian="Symbola" style:font-name-complex="Symbola"/>
    </style:style>
    <style:style style:name="T58" style:family="text">
      <style:text-properties style:text-position="0% 100%" officeooo:rsid="001dc853" style:font-name-asian="Times New Roman" style:font-name-complex="Times New Roman"/>
    </style:style>
    <style:style style:name="T59" style:family="text">
      <style:text-properties style:text-position="0% 100%" fo:font-style="normal" style:font-style-asian="normal" style:font-style-complex="normal"/>
    </style:style>
    <style:style style:name="T60" style:family="text">
      <style:text-properties style:text-position="0% 100%" fo:font-style="normal" officeooo:rsid="001dc853" style:font-style-asian="normal" style:font-style-complex="normal"/>
    </style:style>
    <style:style style:name="T61" style:family="text">
      <style:text-properties style:text-position="0% 100%" fo:font-style="normal" officeooo:rsid="00228538" style:font-style-asian="normal" style:font-style-complex="normal"/>
    </style:style>
    <style:style style:name="T62" style:family="text">
      <style:text-properties style:text-position="0% 100%" fo:font-style="normal" officeooo:rsid="002452e3" style:font-style-asian="normal" style:font-style-complex="normal"/>
    </style:style>
    <style:style style:name="T63" style:family="text">
      <style:text-properties style:text-position="0% 100%" fo:font-style="normal" officeooo:rsid="0029c710" style:font-style-asian="normal" style:font-style-complex="normal"/>
    </style:style>
    <style:style style:name="T64" style:family="text">
      <style:text-properties style:text-position="0% 100%" fo:font-style="normal" officeooo:rsid="001bfcd0" style:font-style-asian="normal" style:font-style-complex="normal"/>
    </style:style>
    <style:style style:name="T65" style:family="text">
      <style:text-properties style:text-position="0% 100%" fo:font-style="normal" officeooo:rsid="0020003e" style:font-style-asian="normal" style:font-style-complex="normal"/>
    </style:style>
    <style:style style:name="T66" style:family="text">
      <style:text-properties style:text-position="0% 100%" fo:font-style="normal" officeooo:rsid="001f2b45" style:font-style-asian="normal" style:font-style-complex="normal"/>
    </style:style>
    <style:style style:name="T67" style:family="text">
      <style:text-properties style:text-position="0% 100%" fo:font-style="normal" officeooo:rsid="0001ed03" style:font-style-asian="normal" style:font-style-complex="normal"/>
    </style:style>
    <style:style style:name="T68" style:family="text">
      <style:text-properties style:text-position="0% 100%" fo:font-style="normal" officeooo:rsid="001fe023" style:font-style-asian="normal" style:font-style-complex="normal"/>
    </style:style>
    <style:style style:name="T69" style:family="text">
      <style:text-properties style:text-position="0% 100%" fo:font-style="normal" officeooo:rsid="0046b39a" style:font-style-asian="normal" style:font-style-complex="normal"/>
    </style:style>
    <style:style style:name="T70" style:family="text">
      <style:text-properties style:text-position="0% 100%" fo:font-style="normal" officeooo:rsid="002ecd8f" style:font-style-asian="normal" style:font-style-complex="normal"/>
    </style:style>
    <style:style style:name="T71" style:family="text">
      <style:text-properties style:text-position="0% 100%" fo:font-style="normal" officeooo:rsid="001cb0ba" style:font-style-asian="normal" style:font-style-complex="normal"/>
    </style:style>
    <style:style style:name="T72" style:family="text">
      <style:text-properties style:text-position="0% 100%" fo:font-style="normal" officeooo:rsid="0040232e" style:font-style-asian="normal" style:font-style-complex="normal"/>
    </style:style>
    <style:style style:name="T73" style:family="text">
      <style:text-properties style:text-position="0% 100%" fo:font-style="normal" officeooo:rsid="00141df2" style:font-style-asian="normal" style:font-style-complex="normal"/>
    </style:style>
    <style:style style:name="T74" style:family="text">
      <style:text-properties style:text-position="0% 100%" fo:font-style="normal" officeooo:rsid="002634e1" style:font-style-asian="normal" style:font-style-complex="normal"/>
    </style:style>
    <style:style style:name="T75" style:family="text">
      <style:text-properties style:text-position="0% 100%" fo:font-style="normal" officeooo:rsid="001dc853" style:font-name-asian="Times New Roman" style:font-style-asian="normal" style:font-name-complex="Times New Roman" style:font-style-complex="normal"/>
    </style:style>
    <style:style style:name="T76" style:family="text">
      <style:text-properties style:text-position="0% 100%" fo:font-style="normal" officeooo:rsid="0040232e" style:font-name-asian="Times New Roman" style:font-style-asian="normal" style:font-name-complex="Times New Roman" style:font-style-complex="normal"/>
    </style:style>
    <style:style style:name="T77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78" style:family="text">
      <style:text-properties style:text-position="0% 100%" fo:font-style="normal" officeooo:rsid="001dc853" style:font-name-asian="Symbola" style:font-style-asian="normal" style:font-name-complex="Symbola" style:font-style-complex="normal"/>
    </style:style>
    <style:style style:name="T79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80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83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84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85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86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87" style:family="text">
      <style:text-properties style:text-position="0% 100%" fo:font-size="12pt" fo:language="uk" fo:country="UA" officeooo:rsid="0005d324" style:font-name-asian="Noto Sans CJK SC Regular" style:font-size-asian="12pt" style:font-name-complex="FreeSans" style:font-size-complex="12pt"/>
    </style:style>
    <style:style style:name="T88" style:family="text">
      <style:text-properties style:text-position="0% 100%" fo:font-size="12pt" fo:language="uk" fo:country="UA" officeooo:rsid="000b9962" style:font-name-asian="Noto Sans CJK SC Regular" style:font-size-asian="12pt" style:font-name-complex="FreeSans" style:font-size-complex="12pt"/>
    </style:style>
    <style:style style:name="T89" style:family="text">
      <style:text-properties style:text-position="0% 100%" fo:font-size="12pt" fo:language="uk" fo:country="UA" officeooo:rsid="00116113" style:font-name-asian="Noto Sans CJK SC Regular" style:font-size-asian="12pt" style:font-name-complex="FreeSans" style:font-size-complex="12pt"/>
    </style:style>
    <style:style style:name="T90" style:family="text">
      <style:text-properties style:text-position="0% 100%" fo:font-size="12pt" fo:language="uk" fo:country="UA" officeooo:rsid="00089b1f" style:font-name-asian="Noto Sans CJK SC Regular" style:font-size-asian="12pt" style:font-name-complex="FreeSans" style:font-size-complex="12pt"/>
    </style:style>
    <style:style style:name="T91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92" style:family="text">
      <style:text-properties style:text-position="0% 100%" fo:font-size="12pt" fo:language="uk" fo:country="UA" officeooo:rsid="0009a4c8" style:font-name-asian="Noto Sans CJK SC Regular" style:font-size-asian="12pt" style:font-name-complex="FreeSans" style:font-size-complex="12pt"/>
    </style:style>
    <style:style style:name="T93" style:family="text">
      <style:text-properties style:text-position="0% 100%" fo:font-size="12pt" fo:language="uk" fo:country="UA" officeooo:rsid="001a67f6" style:font-name-asian="Noto Sans CJK SC Regular" style:font-size-asian="12pt" style:font-name-complex="FreeSans" style:font-size-complex="12pt"/>
    </style:style>
    <style:style style:name="T94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95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96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97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98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99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100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101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102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103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04" style:family="text">
      <style:text-properties style:text-position="0% 100%" fo:font-size="12pt" fo:language="uk" fo:country="UA" fo:font-style="italic" officeooo:rsid="0011d646" style:font-name-asian="Noto Sans CJK SC Regular" style:font-size-asian="12pt" style:font-style-asian="italic" style:font-name-complex="FreeSans" style:font-size-complex="12pt" style:font-style-complex="italic"/>
    </style:style>
    <style:style style:name="T105" style:family="text">
      <style:text-properties style:text-position="0% 100%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06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107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108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109" style:family="text">
      <style:text-properties style:text-position="0% 100%" fo:font-size="12pt" fo:language="uk" fo:country="UA" fo:font-style="italic" officeooo:rsid="001bfcd0" style:font-name-asian="Noto Sans CJK SC Regular" style:font-size-asian="12pt" style:font-style-asian="italic" style:font-name-complex="FreeSans" style:font-size-complex="12pt" style:font-style-complex="italic"/>
    </style:style>
    <style:style style:name="T110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1" style:font-size-complex="12pt" style:font-style-complex="italic"/>
    </style:style>
    <style:style style:name="T111" style:family="text">
      <style:text-properties style:text-position="0% 100%" fo:font-size="12pt" fo:language="uk" fo:country="UA" fo:font-style="italic" officeooo:rsid="003e152a" style:font-name-asian="Times New Roman" style:font-size-asian="12pt" style:font-style-asian="italic" style:font-name-complex="Times New Roman" style:font-size-complex="12pt" style:font-style-complex="italic"/>
    </style:style>
    <style:style style:name="T112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113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114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0b9962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116113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11d646" style:font-name-asian="Noto Sans CJK SC Regular" style:font-size-asian="12pt" style:font-style-asian="normal" style:font-name-complex="FreeSans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215b45" style:font-name-asian="Noto Sans CJK SC Regular" style:font-size-asian="12pt" style:font-style-asian="normal" style:font-name-complex="FreeSans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20003e" style:font-name-asian="Noto Sans CJK SC Regular" style:font-size-asian="12pt" style:font-style-asian="normal" style:font-name-complex="FreeSans" style:font-size-complex="12pt" style:font-style-complex="normal"/>
    </style:style>
    <style:style style:name="T151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52" style:family="text">
      <style:text-properties style:text-position="0% 100%" fo:font-size="12pt" fo:language="uk" fo:country="UA" fo:font-style="normal" officeooo:rsid="00246311" style:font-name-asian="Noto Sans CJK SC Regular" style:font-size-asian="12pt" style:font-style-asian="normal" style:font-name-complex="FreeSans" style:font-size-complex="12pt" style:font-style-complex="normal"/>
    </style:style>
    <style:style style:name="T153" style:family="text">
      <style:text-properties style:text-position="0% 100%" fo:font-size="12pt" fo:language="uk" fo:country="UA" fo:font-style="normal" officeooo:rsid="001dc853" style:font-name-asian="Symbola" style:font-size-asian="12pt" style:font-style-asian="normal" style:font-name-complex="Symbola" style:font-size-complex="12pt" style:font-style-complex="normal"/>
    </style:style>
    <style:style style:name="T154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55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56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157" style:family="text">
      <style:text-properties style:text-position="0% 100%" fo:font-size="12pt" fo:language="uk" fo:country="UA" fo:font-style="normal" officeooo:rsid="00237ca0" style:font-name-asian="Symbola" style:font-size-asian="12pt" style:font-style-asian="normal" style:font-name-complex="Symbola" style:font-size-complex="12pt" style:font-style-complex="normal"/>
    </style:style>
    <style:style style:name="T158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59" style:family="text">
      <style:text-properties style:text-position="0% 100%" fo:font-size="12pt" fo:language="uk" fo:country="UA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60" style:family="text">
      <style:text-properties style:text-position="0% 100%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61" style:family="text">
      <style:text-properties style:text-position="0% 100%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62" style:family="text">
      <style:text-properties style:text-position="0% 100%" fo:font-size="12pt" fo:language="uk" fo:country="UA" fo:font-style="normal" officeooo:rsid="005846a8" style:font-name-asian="Times New Roman" style:font-size-asian="12pt" style:font-style-asian="normal" style:font-name-complex="Times New Roman" style:font-size-complex="12pt" style:font-style-complex="normal"/>
    </style:style>
    <style:style style:name="T163" style:family="text">
      <style:text-properties style:text-position="0% 100%" fo:font-size="12pt" fo:language="uk" fo:country="UA" fo:font-style="normal" officeooo:rsid="003e3f3a" style:font-name-asian="Times New Roman" style:font-size-asian="12pt" style:font-style-asian="normal" style:font-name-complex="Times New Roman" style:font-size-complex="12pt" style:font-style-complex="normal"/>
    </style:style>
    <style:style style:name="T164" style:family="text">
      <style:text-properties style:text-position="0% 100%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65" style:family="text">
      <style:text-properties style:text-position="0% 100%" fo:font-size="12pt" fo:language="uk" fo:country="UA" fo:font-style="normal" officeooo:rsid="003f9084" style:font-name-asian="Times New Roman" style:font-size-asian="12pt" style:font-style-asian="normal" style:font-name-complex="Times New Roman" style:font-size-complex="12pt" style:font-style-complex="normal"/>
    </style:style>
    <style:style style:name="T166" style:family="text">
      <style:text-properties style:text-position="0% 100%" fo:font-size="12pt" fo:language="uk" fo:country="UA" fo:font-style="normal" officeooo:rsid="0041c6eb" style:font-name-asian="Times New Roman" style:font-size-asian="12pt" style:font-style-asian="normal" style:font-name-complex="Times New Roman" style:font-size-complex="12pt" style:font-style-complex="normal"/>
    </style:style>
    <style:style style:name="T167" style:family="text">
      <style:text-properties style:text-position="0% 100%" fo:font-size="12pt" fo:language="uk" fo:country="UA" fo:font-style="normal" officeooo:rsid="001dc853" style:font-name-asian="Times New Roman" style:font-size-asian="12pt" style:font-style-asian="normal" style:font-name-complex="Times New Roman" style:font-size-complex="12pt" style:font-style-complex="normal"/>
    </style:style>
    <style:style style:name="T168" style:family="text">
      <style:text-properties style:text-position="0% 100%" fo:font-size="12pt" fo:language="uk" fo:country="UA" fo:font-style="normal" officeooo:rsid="0036f0c3" style:font-name-asian="Times New Roman" style:font-size-asian="12pt" style:font-style-asian="normal" style:font-name-complex="Times New Roman" style:font-size-complex="12pt" style:font-style-complex="normal"/>
    </style:style>
    <style:style style:name="T169" style:family="text">
      <style:text-properties style:text-position="0% 100%" fo:font-size="12pt" fo:language="uk" fo:country="UA" fo:font-style="normal" officeooo:rsid="0039020e" style:font-name-asian="Times New Roman" style:font-size-asian="12pt" style:font-style-asian="normal" style:font-name-complex="Times New Roman" style:font-size-complex="12pt" style:font-style-complex="normal"/>
    </style:style>
    <style:style style:name="T170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71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72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73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74" style:family="text">
      <style:text-properties style:text-position="0% 100%" style:font-name="Times New Roman1" fo:font-size="12pt" fo:language="uk" fo:country="UA" officeooo:rsid="003a947a" style:font-name-asian="Noto Sans CJK SC Regular" style:font-size-asian="12pt" style:font-name-complex="FreeSans" style:font-size-complex="12pt"/>
    </style:style>
    <style:style style:name="T175" style:family="text">
      <style:text-properties style:text-position="0% 100%" style:font-name="Times New Roman1" fo:font-size="12pt" fo:language="uk" fo:country="UA" officeooo:rsid="003c7d60" style:font-name-asian="Noto Sans CJK SC Regular" style:font-size-asian="12pt" style:font-name-complex="FreeSans" style:font-size-complex="12pt"/>
    </style:style>
    <style:style style:name="T176" style:family="text">
      <style:text-properties style:text-position="0% 100%" style:font-name="Times New Roman1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177" style:family="text">
      <style:text-properties style:text-position="0% 100%" style:font-name="Times New Roman1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78" style:family="text">
      <style:text-properties style:text-position="0% 100%" style:font-name="Times New Roman1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79" style:family="text">
      <style:text-properties style:text-position="0% 100%" style:font-name="Times New Roman1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180" style:family="text">
      <style:text-properties style:text-position="0% 100%" style:font-name="Times New Roman1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81" style:family="text">
      <style:text-properties style:text-position="0% 100%" style:font-name="Times New Roman1" fo:font-size="12pt" fo:language="uk" fo:country="UA" fo:font-style="italic" officeooo:rsid="003c7d60" style:font-name-asian="Times New Roman" style:font-size-asian="12pt" style:font-style-asian="italic" style:font-name-complex="Times New Roman" style:font-size-complex="12pt" style:font-style-complex="italic"/>
    </style:style>
    <style:style style:name="T182" style:family="text">
      <style:text-properties style:text-position="0% 100%" style:font-name="Times New Roman1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83" style:family="text">
      <style:text-properties style:text-position="0% 100%" style:font-name="Times New Roman1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84" style:family="text">
      <style:text-properties style:text-position="0% 100%" style:font-name="Times New Roman1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85" style:family="text">
      <style:text-properties style:text-position="0% 100%" style:font-name="Times New Roman1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86" style:family="text">
      <style:text-properties style:text-position="0% 100%" style:font-name="Times New Roman1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87" style:family="text">
      <style:text-properties style:text-position="0% 100%" style:font-name="Times New Roman1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88" style:family="text">
      <style:text-properties style:text-position="0% 100%" style:font-name="Times New Roman1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89" style:family="text">
      <style:text-properties style:text-position="0% 100%" style:font-name="Times New Roman1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90" style:family="text">
      <style:text-properties style:text-position="0% 100%" style:font-name="Times New Roman1" fo:font-size="12pt" fo:language="uk" fo:country="UA" fo:font-style="normal" officeooo:rsid="001dc853" style:font-name-asian="Symbola" style:font-size-asian="12pt" style:font-style-asian="normal" style:font-name-complex="Symbola" style:font-size-complex="12pt" style:font-style-complex="normal"/>
    </style:style>
    <style:style style:name="T191" style:family="text">
      <style:text-properties style:text-position="0% 100%" style:font-name="Times New Roman1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92" style:family="text">
      <style:text-properties style:text-position="0% 100%" style:font-name="Times New Roman1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93" style:family="text">
      <style:text-properties style:text-position="0% 100%" style:font-name="Times New Roman1" fo:font-size="12pt" fo:language="uk" fo:country="UA" fo:font-style="normal" officeooo:rsid="0041c6eb" style:font-name-asian="Times New Roman" style:font-size-asian="12pt" style:font-style-asian="normal" style:font-name-complex="Times New Roman" style:font-size-complex="12pt" style:font-style-complex="normal"/>
    </style:style>
    <style:style style:name="T194" style:family="text">
      <style:text-properties style:text-position="0% 100%" style:font-name="Times New Roman1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95" style:family="text">
      <style:text-properties style:text-position="0% 100%" style:font-name="Times New Roman1" fo:font-size="12pt" fo:language="uk" fo:country="UA" fo:font-style="normal" officeooo:rsid="00215f4a" style:font-name-asian="Times New Roman" style:font-size-asian="12pt" style:font-style-asian="normal" style:font-name-complex="Times New Roman" style:font-size-complex="12pt" style:font-style-complex="normal"/>
    </style:style>
    <style:style style:name="T196" style:family="text">
      <style:text-properties style:text-position="0% 100%" style:font-name="Times New Roman1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97" style:family="text">
      <style:text-properties style:text-position="0% 100%" officeooo:rsid="001bfcd0"/>
    </style:style>
    <style:style style:name="T198" style:family="text">
      <style:text-properties style:text-position="0% 100%" officeooo:rsid="00228538"/>
    </style:style>
    <style:style style:name="T199" style:family="text">
      <style:text-properties style:text-position="0% 100%" officeooo:rsid="0023608f"/>
    </style:style>
    <style:style style:name="T200" style:family="text">
      <style:text-properties style:text-position="0% 100%" officeooo:rsid="00242283"/>
    </style:style>
    <style:style style:name="T201" style:family="text">
      <style:text-properties style:text-position="0% 100%" style:font-name="Times New Roman" officeooo:rsid="0011485b" style:font-name-asian="Times New Roman" style:font-name-complex="Times New Roman"/>
    </style:style>
    <style:style style:name="T202" style:family="text">
      <style:text-properties style:text-position="0% 100%" style:font-name="Times New Roman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203" style:family="text">
      <style:text-properties style:text-position="0% 100%" style:font-name="Times New Roman" fo:font-size="12pt" fo:language="uk" fo:country="UA" fo:font-style="normal" officeooo:rsid="0011d646" style:font-name-asian="Times New Roman" style:font-size-asian="12pt" style:font-style-asian="normal" style:font-name-complex="Times New Roman" style:font-size-complex="12pt" style:font-style-complex="normal"/>
    </style:style>
    <style:style style:name="T204" style:family="text">
      <style:text-properties style:text-position="0% 100%" style:font-name="Times New Roman" fo:font-size="12pt" fo:language="uk" fo:country="UA" fo:font-style="normal" officeooo:rsid="0020003e" style:font-name-asian="Times New Roman" style:font-size-asian="12pt" style:font-style-asian="normal" style:font-name-complex="Times New Roman" style:font-size-complex="12pt" style:font-style-complex="normal"/>
    </style:style>
    <style:style style:name="T205" style:family="text">
      <style:text-properties style:text-position="0% 100%" style:font-name="Times New Roman" fo:font-size="12pt" fo:language="uk" fo:country="UA" fo:font-style="normal" officeooo:rsid="0020be33" style:font-name-asian="Times New Roman" style:font-size-asian="12pt" style:font-style-asian="normal" style:font-name-complex="Times New Roman" style:font-size-complex="12pt" style:font-style-complex="normal"/>
    </style:style>
    <style:style style:name="T206" style:family="text">
      <style:text-properties style:text-position="0% 100%" style:font-name="Times New Roman" fo:language="uk" fo:country="UA" officeooo:rsid="0003692d" style:font-name-asian="Times New Roman" style:font-name-complex="Times New Roman"/>
    </style:style>
    <style:style style:name="T207" style:family="text">
      <style:text-properties style:text-position="0% 100%" officeooo:rsid="002634e1"/>
    </style:style>
    <style:style style:name="T208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209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210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11" style:family="text">
      <style:text-properties style:text-position="0% 100%" fo:language="uk" fo:country="UA" fo:font-style="normal" officeooo:rsid="000c6998" style:font-name-asian="Noto Sans CJK SC Regular" style:font-style-asian="normal" style:font-name-complex="FreeSans" style:font-style-complex="normal"/>
    </style:style>
    <style:style style:name="T212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213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214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215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16" style:family="text">
      <style:text-properties style:text-position="0% 100%" fo:language="uk" fo:country="UA" fo:font-style="italic" officeooo:rsid="000624d2" style:font-name-asian="Noto Sans CJK SC Regular" style:font-style-asian="italic" style:font-name-complex="FreeSans" style:font-style-complex="italic"/>
    </style:style>
    <style:style style:name="T217" style:family="text">
      <style:text-properties style:text-position="0% 100%" fo:language="uk" fo:country="UA" fo:font-style="italic" officeooo:rsid="000b9962" style:font-name-asian="Noto Sans CJK SC Regular" style:font-style-asian="italic" style:font-name-complex="FreeSans" style:font-style-complex="italic"/>
    </style:style>
    <style:style style:name="T218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219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220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221" style:family="text">
      <style:text-properties style:text-position="0% 100%" fo:language="uk" fo:country="UA" fo:font-style="italic" officeooo:rsid="001f2b45" style:font-name-asian="Noto Sans CJK SC Regular" style:font-style-asian="italic" style:font-name-complex="FreeSans" style:font-style-complex="italic"/>
    </style:style>
    <style:style style:name="T222" style:family="text">
      <style:text-properties style:text-position="0% 100%" fo:language="uk" fo:country="UA" officeooo:rsid="0023608f" style:font-name-asian="Symbol" style:font-name-complex="Symbol1"/>
    </style:style>
    <style:style style:name="T223" style:family="text">
      <style:text-properties style:text-position="0% 100%" fo:language="uk" fo:country="UA" officeooo:rsid="001a6335" style:font-name-asian="Noto Sans CJK SC Regular" style:font-name-complex="FreeSans"/>
    </style:style>
    <style:style style:name="T224" style:family="text">
      <style:text-properties style:text-position="0% 100%" fo:language="uk" fo:country="UA" officeooo:rsid="002c6aae" style:font-name-asian="Noto Sans CJK SC Regular" style:font-name-complex="FreeSans"/>
    </style:style>
    <style:style style:name="T225" style:family="text">
      <style:text-properties style:text-position="0% 100%" fo:language="uk" fo:country="UA" officeooo:rsid="002c20a9" style:font-name-asian="Noto Sans CJK SC Regular" style:font-name-complex="FreeSans"/>
    </style:style>
    <style:style style:name="T226" style:family="text">
      <style:text-properties style:text-position="0% 100%" fo:language="uk" fo:country="UA" officeooo:rsid="000624d2" style:font-name-asian="Noto Sans CJK SC Regular" style:font-name-complex="FreeSans"/>
    </style:style>
    <style:style style:name="T227" style:family="text">
      <style:text-properties style:text-position="0% 100%" fo:language="uk" fo:country="UA" officeooo:rsid="00246311" style:font-name-asian="Noto Sans CJK SC Regular" style:font-name-complex="FreeSans"/>
    </style:style>
    <style:style style:name="T228" style:family="text">
      <style:text-properties style:text-position="0% 100%" fo:language="uk" fo:country="UA" officeooo:rsid="001f3702" style:font-name-asian="Noto Sans CJK SC Regular" style:font-name-complex="FreeSans"/>
    </style:style>
    <style:style style:name="T229" style:family="text">
      <style:text-properties style:text-position="0% 100%" fo:language="uk" fo:country="UA" officeooo:rsid="002634e1" style:font-name-asian="Noto Sans CJK SC Regular" style:font-name-complex="FreeSans"/>
    </style:style>
    <style:style style:name="T230" style:family="text">
      <style:text-properties style:text-position="0% 100%" fo:language="uk" fo:country="UA" officeooo:rsid="00246311" style:font-name-asian="Symbola" style:font-name-complex="Symbola"/>
    </style:style>
    <style:style style:name="T231" style:family="text">
      <style:text-properties style:text-position="0% 100%" fo:language="uk" fo:country="UA" officeooo:rsid="000624d2" style:font-name-asian="Symbola" style:font-name-complex="Symbola"/>
    </style:style>
    <style:style style:name="T232" style:family="text">
      <style:text-properties style:text-position="0% 100%" fo:language="uk" fo:country="UA" officeooo:rsid="001dc853" style:font-name-asian="Symbola" style:font-name-complex="Symbola"/>
    </style:style>
    <style:style style:name="T233" style:family="text">
      <style:text-properties style:text-position="0% 100%" fo:language="uk" fo:country="UA" officeooo:rsid="001dc853" style:font-name-asian="Times New Roman" style:font-name-complex="Times New Roman"/>
    </style:style>
    <style:style style:name="T234" style:family="text">
      <style:text-properties style:text-position="0% 100%" officeooo:rsid="000d2bcb"/>
    </style:style>
    <style:style style:name="T235" style:family="text">
      <style:text-properties style:text-position="0% 100%" style:font-name="Times New Roman1" officeooo:rsid="000c6998"/>
    </style:style>
    <style:style style:name="T236" style:family="text">
      <style:text-properties style:text-position="0% 100%" style:font-name="Times New Roman1" officeooo:rsid="000d2bcb"/>
    </style:style>
    <style:style style:name="T237" style:family="text">
      <style:text-properties style:text-position="0% 100%" style:font-name="Times New Roman1" fo:font-style="italic" officeooo:rsid="000c6998" style:font-style-asian="italic" style:font-style-complex="italic"/>
    </style:style>
    <style:style style:name="T238" style:family="text">
      <style:text-properties style:text-position="0% 100%" style:font-name="Times New Roman1" fo:language="uk" fo:country="UA" fo:font-style="normal" officeooo:rsid="001dc853" style:font-name-asian="Symbola" style:font-style-asian="normal" style:font-name-complex="Symbola" style:font-style-complex="normal"/>
    </style:style>
    <style:style style:name="T239" style:family="text">
      <style:text-properties style:text-position="0% 100%" style:font-name="Times New Roman1" fo:language="uk" fo:country="UA" fo:font-style="normal" officeooo:rsid="000c6998" style:font-name-asian="Symbola" style:font-style-asian="normal" style:font-name-complex="Symbola" style:font-style-complex="normal"/>
    </style:style>
    <style:style style:name="T240" style:family="text">
      <style:text-properties style:text-position="0% 100%" style:font-name="Times New Roman1" fo:language="uk" fo:country="UA" fo:font-style="normal" style:font-name-asian="Times New Roman" style:font-style-asian="normal" style:font-name-complex="Times New Roman" style:font-style-complex="normal"/>
    </style:style>
    <style:style style:name="T241" style:family="text">
      <style:text-properties style:text-position="0% 100%" style:font-name="Times New Roman1" fo:language="uk" fo:country="UA" fo:font-style="normal" officeooo:rsid="000c6998" style:font-name-asian="Times New Roman" style:font-style-asian="normal" style:font-name-complex="Times New Roman" style:font-style-complex="normal"/>
    </style:style>
    <style:style style:name="T242" style:family="text">
      <style:text-properties style:text-position="0% 100%" style:font-name="Times New Roman1" fo:language="uk" fo:country="UA" fo:font-style="normal" officeooo:rsid="000c6998" style:font-name-asian="Noto Sans CJK SC Regular" style:font-style-asian="normal" style:font-name-complex="FreeSans" style:font-style-complex="normal"/>
    </style:style>
    <style:style style:name="T243" style:family="text">
      <style:text-properties style:text-position="0% 100%" style:font-name="Times New Roman1" fo:language="uk" fo:country="UA" fo:font-style="normal" officeooo:rsid="000d2bcb" style:font-name-asian="Noto Sans CJK SC Regular" style:font-style-asian="normal" style:font-name-complex="FreeSans" style:font-style-complex="normal"/>
    </style:style>
    <style:style style:name="T244" style:family="text">
      <style:text-properties style:text-position="0% 100%" style:font-name="Times New Roman1" fo:language="uk" fo:country="UA" fo:font-style="italic" officeooo:rsid="000c6998" style:font-name-asian="Noto Sans CJK SC Regular" style:font-style-asian="italic" style:font-name-complex="FreeSans" style:font-style-complex="italic"/>
    </style:style>
    <style:style style:name="T245" style:family="text">
      <style:text-properties style:text-line-through-style="none" style:text-line-through-type="none" style:text-position="0% 100%" fo:font-style="italic" officeooo:rsid="002452e3" style:font-name-asian="Noto Sans CJK SC Regular" style:font-style-asian="italic" style:font-name-complex="FreeSans" style:font-style-complex="italic"/>
    </style:style>
    <style:style style:name="T246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47" style:family="text">
      <style:text-properties style:text-line-through-style="none" style:text-line-through-type="none" style:text-position="0% 100%" fo:font-style="italic" officeooo:rsid="0020003e" style:font-name-asian="Symbol" style:font-style-asian="italic" style:font-name-complex="Symbol" style:font-style-complex="italic"/>
    </style:style>
    <style:style style:name="T248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1" style:font-style-complex="italic"/>
    </style:style>
    <style:style style:name="T249" style:family="text">
      <style:text-properties style:text-line-through-style="none" style:text-line-through-type="none" style:text-position="0% 100%" fo:font-style="italic" officeooo:rsid="00197f3a" style:font-name-asian="Symbol" style:font-style-asian="italic" style:font-name-complex="Symbol1" style:font-style-complex="italic"/>
    </style:style>
    <style:style style:name="T250" style:family="text">
      <style:text-properties style:text-line-through-style="none" style:text-line-through-type="none" style:text-position="0% 100%" fo:font-style="italic" officeooo:rsid="001f1760" style:font-style-asian="italic" style:font-style-complex="italic"/>
    </style:style>
    <style:style style:name="T251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52" style:family="text">
      <style:text-properties style:text-line-through-style="none" style:text-line-through-type="none" style:text-position="0% 100%" fo:font-style="normal" officeooo:rsid="0023608f" style:font-name-asian="Symbol" style:font-style-asian="normal" style:font-name-complex="Symbol1" style:font-style-complex="normal"/>
    </style:style>
    <style:style style:name="T253" style:family="text">
      <style:text-properties style:text-line-through-style="none" style:text-line-through-type="none" style:text-position="0% 100%" fo:font-style="normal" officeooo:rsid="001dc853" style:font-style-asian="normal" style:font-style-complex="normal"/>
    </style:style>
    <style:style style:name="T254" style:family="text">
      <style:text-properties style:text-line-through-style="none" style:text-line-through-type="none" style:text-position="0% 100%" fo:language="uk" fo:country="UA" fo:font-style="italic" officeooo:rsid="002452e3" style:font-name-asian="Noto Sans CJK SC Regular" style:font-style-asian="italic" style:font-name-complex="FreeSans" style:font-style-complex="italic"/>
    </style:style>
    <style:style style:name="T255" style:family="text">
      <style:text-properties fo:font-size="12pt" fo:language="uk" fo:country="UA" officeooo:rsid="001a6335" style:font-size-asian="12pt" style:font-size-complex="12pt"/>
    </style:style>
    <style:style style:name="T256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57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58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59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60" style:family="text">
      <style:text-properties fo:font-size="12pt" fo:language="uk" fo:country="UA" officeooo:rsid="0001ed03" style:font-name-asian="Noto Sans CJK SC Regular" style:font-size-asian="12pt" style:font-name-complex="FreeSans" style:font-size-complex="12pt"/>
    </style:style>
    <style:style style:name="T261" style:family="text">
      <style:text-properties fo:font-size="12pt" fo:language="uk" fo:country="UA" officeooo:rsid="001f2b45" style:font-name-asian="Noto Sans CJK SC Regular" style:font-size-asian="12pt" style:font-name-complex="FreeSans" style:font-size-complex="12pt"/>
    </style:style>
    <style:style style:name="T262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63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64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65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66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67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68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69" style:family="text">
      <style:text-properties fo:font-size="12pt" fo:language="uk" fo:country="UA" officeooo:rsid="0020003e" style:font-name-asian="Noto Sans CJK SC Regular" style:font-size-asian="12pt" style:font-name-complex="FreeSans" style:font-size-complex="12pt"/>
    </style:style>
    <style:style style:name="T270" style:family="text">
      <style:text-properties fo:font-size="12pt" fo:language="uk" fo:country="UA" style:font-name-asian="Noto Sans CJK SC Regular" style:font-size-asian="12pt" style:font-name-complex="Times New Roman1" style:font-size-complex="12pt"/>
    </style:style>
    <style:style style:name="T271" style:family="text">
      <style:text-properties officeooo:rsid="001bfcd0"/>
    </style:style>
    <style:style style:name="T272" style:family="text">
      <style:text-properties officeooo:rsid="001f2b45"/>
    </style:style>
    <style:style style:name="T273" style:family="text">
      <style:text-properties officeooo:rsid="0001ed03"/>
    </style:style>
    <style:style style:name="T274" style:family="text">
      <style:text-properties officeooo:rsid="001dc853"/>
    </style:style>
    <style:style style:name="T275" style:family="text">
      <style:text-properties officeooo:rsid="001fe023"/>
    </style:style>
    <style:style style:name="T276" style:family="text">
      <style:text-properties officeooo:rsid="0046b39a"/>
    </style:style>
    <style:style style:name="T277" style:family="text">
      <style:text-properties officeooo:rsid="001cb0ba"/>
    </style:style>
    <style:style style:name="T278" style:family="text">
      <style:text-properties officeooo:rsid="0020003e"/>
    </style:style>
    <style:style style:name="T279" style:family="text">
      <style:text-properties officeooo:rsid="000c6998"/>
    </style:style>
    <style:style style:name="T280" style:family="text">
      <style:text-properties fo:language="uk" fo:country="UA"/>
    </style:style>
    <style:style style:name="T281" style:family="text">
      <style:text-properties fo:language="uk" fo:country="UA" officeooo:rsid="000c6998"/>
    </style:style>
    <style:style style:name="T282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83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84" style:family="text">
      <style:text-properties fo:language="uk" fo:country="UA" officeooo:rsid="001a6335" style:font-name-asian="Noto Sans CJK SC Regular" style:font-name-complex="FreeSans"/>
    </style:style>
    <style:style style:name="T285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86" style:family="text">
      <style:text-properties style:text-position="super 58%"/>
    </style:style>
    <style:style style:name="T287" style:family="text">
      <style:text-properties style:text-position="super 58%" style:font-name="Times New Roman1" officeooo:rsid="000c6998"/>
    </style:style>
    <style:style style:name="T288" style:family="text">
      <style:text-properties style:text-position="super 58%" style:font-name="Times New Roman1" fo:language="uk" fo:country="UA" fo:font-style="normal" officeooo:rsid="000c6998" style:font-name-asian="Noto Sans CJK SC Regular" style:font-style-asian="normal" style:font-name-complex="FreeSans" style:font-style-complex="normal"/>
    </style:style>
    <style:style style:name="T289" style:family="text">
      <style:text-properties officeooo:rsid="000d2bcb"/>
    </style:style>
    <style:style style:name="T290" style:family="text">
      <style:text-properties style:font-name="Times New Roman1"/>
    </style:style>
    <style:style style:name="T291" style:family="text">
      <style:text-properties style:font-name="Times New Roman1" officeooo:rsid="000c6998"/>
    </style:style>
    <style:style style:name="T292" style:family="text">
      <style:text-properties style:font-name="Times New Roman1" fo:font-style="italic" officeooo:rsid="000c6998" style:font-style-asian="italic" style:font-style-complex="italic"/>
    </style:style>
    <style:style style:name="T293" style:family="text">
      <style:text-properties style:font-name="Times New Roman1" officeooo:rsid="000d2bcb"/>
    </style:style>
    <style:style style:name="fr1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1">1</text:span><text:span text:style-name="T278">4</text:span></text:p>
      <text:p text:style-name="P4"><text:span text:style-name="T2">Домовленості</text:span>: <text:span text:style-name="T6">БФ - </text:span>булева функція; <text:span text:style-name="T4">Т</text:span><text:span text:style-name="T7">0</text:span><text:span text:style-name="T41">, </text:span><text:span text:style-name="T4">Т</text:span><text:span text:style-name="T7">1</text:span><text:span text:style-name="T41">, </text:span><text:bookmark-start text:name="__DdeLink__656_1770953849"/><text:span text:style-name="T4">L</text:span><text:span text:style-name="T41">,</text:span><text:bookmark-end text:name="__DdeLink__656_1770953849"/><text:span text:style-name="T41"> </text:span><text:span text:style-name="T4">M</text:span><text:span text:style-name="T41">, </text:span><text:span text:style-name="T4">S</text:span><text:span text:style-name="T41"> - множини БФ, що, відповідно, зберігають константу 0, константу 1, лінійних, монотонних і самодвоїстих; </text:span><text:span text:style-name="T42">Р</text:span><text:span text:style-name="T8">2</text:span><text:span text:style-name="T42"> − множина </text:span><text:span text:style-name="T43">в</text:span><text:span text:style-name="T42">сіх БФ, </text:span><text:span text:style-name="T44">¬ </text:span><text:span text:style-name="T42">і ¯ - знаки, що позначають операцію заперечення.</text:span></text:p>
      <text:list xml:id="list2008345287" text:style-name="L1">
        <text:list-item>
          <text:p text:style-name="P6"><text:span text:style-name="T280">Побудувати таблицю істинності БФ </text:span><text:span text:style-name="T283">f</text:span><text:span text:style-name="T284">(</text:span><text:span text:style-name="T283">x</text:span><text:span text:style-name="T284">, </text:span><text:span text:style-name="T283">y</text:span><text:span text:style-name="T285">, </text:span><text:span text:style-name="T282">z</text:span><text:span text:style-name="T284">)</text:span><text:span text:style-name="T283"> </text:span><text:span text:style-name="T284">= </text:span><text:span text:style-name="T221">x</text:span><text:span text:style-name="T232">⊕</text:span><text:span text:style-name="T284">(</text:span><text:span text:style-name="T254"><draw:frame draw:style-name="fr2" draw:name="Об'єкт9" text:anchor-type="as-char" svg:width="0.2008in" svg:height="0.1839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33">→</text:span><text:span text:style-name="T284"> </text:span><text:span text:style-name="T284"><draw:frame draw:style-name="fr1" draw:name="Об'єкт10" text:anchor-type="as-char" svg:y="-0.1492in" svg:width="0.1783in" svg:height="0.1854in" draw:z-index="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84">). </text:span></text:p>
        </text:list-item>
        <text:list-item>
          <text:p text:style-name="P8"><text:span text:style-name="T80">За</text:span><text:span text:style-name="T81"> </text:span><text:span text:style-name="T82">вектор</text:span><text:span text:style-name="T83">а</text:span><text:span text:style-name="T82">м</text:span><text:span text:style-name="T83">и</text:span><text:span text:style-name="T82"> значень </text:span><text:span text:style-name="T81">БФ </text:span><text:span text:style-name="T97">f</text:span><text:span text:style-name="T81">(</text:span><text:span text:style-name="T97">х</text:span><text:span text:style-name="T10">1</text:span><text:span text:style-name="T81">, </text:span><text:span text:style-name="T97">х</text:span><text:span text:style-name="T10">2</text:span><text:span text:style-name="T81">) = (1011) та БФ </text:span><text:span text:style-name="T97">g</text:span><text:span text:style-name="T81">(</text:span><text:span text:style-name="T97">х</text:span><text:span text:style-name="T10">3</text:span><text:span text:style-name="T81">, </text:span><text:span text:style-name="T97">х</text:span><text:span text:style-name="T13">4</text:span><text:span text:style-name="T81">) = (</text:span><text:span text:style-name="T84">011</text:span><text:span text:style-name="T81">1) </text:span><text:span text:style-name="T80">побудувати таблицю істинності БФ </text:span><text:span text:style-name="T98">h</text:span><text:span text:style-name="T80">(</text:span><text:span text:style-name="T97">х</text:span><text:span text:style-name="T10">2</text:span><text:span text:style-name="T81">, </text:span><text:span text:style-name="T97">х</text:span><text:span text:style-name="T10">3</text:span><text:span text:style-name="T81">, </text:span><text:span text:style-name="T97">х</text:span><text:span text:style-name="T13">4</text:span><text:span text:style-name="T80">) = </text:span><text:span text:style-name="T97">f</text:span><text:span text:style-name="T81">(</text:span><text:span text:style-name="T97">х</text:span><text:span text:style-name="T11">4</text:span><text:span text:style-name="T115">, </text:span><text:span text:style-name="T97">g</text:span><text:span text:style-name="T115">(</text:span><text:span text:style-name="T97">х</text:span><text:span text:style-name="T14">4</text:span><text:span text:style-name="T115">, </text:span><text:span text:style-name="T13"><text:s/></text:span><text:span text:style-name="T97">х</text:span><text:span text:style-name="T13">2</text:span><text:span text:style-name="T160">∧</text:span><text:span text:style-name="T97">х</text:span><text:span text:style-name="T15">3</text:span><text:span text:style-name="T115">)</text:span><text:span text:style-name="T80">). <text:s/></text:span></text:p>
        </text:list-item>
        <text:list-item>
          <text:p text:style-name="P23"><text:span text:style-name="T174">Подати функ</text:span><text:span text:style-name="T175">ці</text:span><text:span text:style-name="T174">ю </text:span><text:span text:style-name="T178">f</text:span><text:span text:style-name="T174"> у вигляд</text:span><text:span text:style-name="T175">і</text:span><text:span text:style-name="T174"> формули над множиною операц</text:span><text:span text:style-name="T175">ій</text:span><text:span text:style-name="T174"> </text:span><text:span text:style-name="T180">Н</text:span><text:span text:style-name="T174">, </text:span><text:span text:style-name="T175">якщо <text:s/></text:span><text:span text:style-name="T178">f</text:span><text:span text:style-name="T188"> </text:span><text:span text:style-name="T189">= </text:span><text:span text:style-name="T196">∨, </text:span><text:span text:style-name="T181">H</text:span><text:span text:style-name="T196"> = {</text:span><text:span text:style-name="T204">∣</text:span><text:span text:style-name="T196">}. </text:span></text:p>
        </text:list-item>
        <text:list-item>
          <text:p text:style-name="P17"><text:span text:style-name="T240">Визначити довжину скороченої днф функції </text:span><text:span text:style-name="T241">х</text:span><text:span text:style-name="T39">1</text:span><text:span text:style-name="T238">⊕</text:span><text:span text:style-name="T239">х</text:span><text:span text:style-name="T38">2</text:span><text:span text:style-name="T238">⊕ ... ⊕ </text:span><text:span text:style-name="T239">х</text:span><text:span text:style-name="T38">n</text:span><text:span text:style-name="T239">.</text:span></text:p>
        </text:list-item>
        <text:list-item>
          <text:p text:style-name="P19"><text:span text:style-name="T159">Довести, що </text:span><text:span text:style-name="T162">БФ</text:span><text:span text:style-name="T159"> <text:s/></text:span><text:span text:style-name="T97">f</text:span><text:span text:style-name="T116"> <text:s/></text:span><text:span text:style-name="T114">не можна подати формулою над множиною операцій </text:span><text:span text:style-name="T96">Н</text:span><text:span text:style-name="T114">, якщо </text:span><text:span text:style-name="T97">f</text:span><text:span text:style-name="T115"> </text:span><text:span text:style-name="T114">= </text:span><text:span text:style-name="T153">⊕</text:span><text:span text:style-name="T114">, <text:s text:c="10"/></text:span><text:span text:style-name="T96">Н</text:span><text:span text:style-name="T114"> </text:span><text:span text:style-name="T159">= {∨,∧, </text:span><text:span text:style-name="T167">→, </text:span><text:span text:style-name="T204">↔</text:span><text:span text:style-name="T159">}. </text:span></text:p>
        </text:list-item>
        <text:list-item>
          <text:p text:style-name="P7"><text:span text:style-name="T164">Знайти розклад БФ </text:span><text:span text:style-name="T99">f</text:span><text:span text:style-name="T117">(</text:span><text:span text:style-name="T99">х</text:span><text:span text:style-name="T16">1</text:span><text:span text:style-name="T117">, </text:span><text:span text:style-name="T99">х</text:span><text:span text:style-name="T16">2</text:span><text:span text:style-name="T117">, </text:span><text:span text:style-name="T99">х</text:span><text:span text:style-name="T16">3</text:span><text:span text:style-name="T117">, </text:span><text:span text:style-name="T99">х</text:span><text:span text:style-name="T16">4</text:span><text:span text:style-name="T117">)</text:span><text:span text:style-name="T164">, що задана формулою </text:span><text:span text:style-name="T111">А</text:span><text:span text:style-name="T164"> = ((</text:span><text:span text:style-name="T99">х</text:span><text:span text:style-name="T16">1 </text:span><text:span text:style-name="T163">↓ </text:span><text:span text:style-name="T118">((</text:span><text:span text:style-name="T99">х</text:span><text:span text:style-name="T16">2</text:span><text:span text:style-name="T117"> </text:span><text:span text:style-name="T163">↔</text:span><text:span text:style-name="T117"> </text:span><text:span text:style-name="T99">х</text:span><text:span text:style-name="T17">1</text:span><text:span text:style-name="T118">)</text:span><text:span text:style-name="T164"> </text:span><text:span text:style-name="T163">→ </text:span><text:span text:style-name="T99">х</text:span><text:span text:style-name="T16">3</text:span><text:span text:style-name="T163">)</text:span><text:span text:style-name="T154">∣</text:span><text:span text:style-name="T163">(</text:span><text:span text:style-name="T119">¬</text:span><text:span text:style-name="T99">х</text:span><text:span text:style-name="T16">4</text:span><text:span text:style-name="T163">)), </text:span><text:span text:style-name="T164">за змінними </text:span><text:span text:style-name="T165">із </text:span><text:span text:style-name="T164">Z={</text:span><text:span text:style-name="T99">х</text:span><text:span text:style-name="T24">3</text:span><text:span text:style-name="T117">, </text:span><text:span text:style-name="T99">х</text:span><text:span text:style-name="T18">4</text:span><text:span text:style-name="T164">}. </text:span></text:p>
        </text:list-item>
        <text:list-item>
          <text:p text:style-name="P12"><text:span text:style-name="T197">Дл</text:span><text:span text:style-name="T198">я БФ </text:span><text:span text:style-name="T52">f</text:span><text:span text:style-name="T198">(</text:span><text:span text:style-name="T52">x</text:span><text:span text:style-name="T198">, </text:span><text:span text:style-name="T52">y</text:span><text:span text:style-name="T198">, </text:span><text:span text:style-name="T52">z</text:span><text:span text:style-name="T198">) </text:span><text:span text:style-name="T199">= (</text:span><text:span text:style-name="T200">11111010</text:span><text:span text:style-name="T199">) за означенням фіктивної (чи істотної) змінної встановити, якою - фіктивною чи істотною </text:span><text:span text:style-name="T201">−</text:span><text:span text:style-name="T199"> є змінна </text:span><text:span text:style-name="T53">z</text:span><text:span text:style-name="T61">.</text:span><text:span text:style-name="T199"> </text:span></text:p>
        </text:list-item>
        <text:list-item>
          <text:p text:style-name="P14"><text:span text:style-name="T199">Д</text:span><text:span text:style-name="T48">ля </text:span><text:span text:style-name="T207">ДДНФ </text:span><text:span text:style-name="T198">БФ </text:span><text:span text:style-name="T52">f</text:span><text:span text:style-name="T198">(</text:span><text:span text:style-name="T52">x</text:span><text:span text:style-name="T198">, </text:span><text:span text:style-name="T52">y</text:span><text:span text:style-name="T198">, </text:span><text:span text:style-name="T52">z</text:span><text:span text:style-name="T198">) </text:span><text:span text:style-name="T199">=</text:span><text:span text:style-name="T252"> </text:span><text:span text:style-name="T60"><draw:frame draw:style-name="fr1" draw:name="Об'єкт17" text:anchor-type="as-char" svg:y="-0.1492in" svg:width="0.189in" svg:height="0.1854in" draw:z-index="1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62"><draw:frame draw:style-name="fr2" draw:name="Об'єкт18" text:anchor-type="as-char" svg:width="0.2008in" svg:height="0.1839in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77"><draw:frame draw:style-name="fr1" draw:name="Об'єкт19" text:anchor-type="as-char" svg:y="-0.1492in" svg:width="0.1783in" svg:height="0.1854in" draw:z-index="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48">∨</text:span><text:span text:style-name="T253"><draw:frame draw:style-name="fr1" draw:name="Об'єкт13" text:anchor-type="as-char" svg:y="-0.1492in" svg:width="0.189in" svg:height="0.1854in" draw:z-index="4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50">y</text:span><text:span text:style-name="T246">z</text:span><text:span text:style-name="T252">∨</text:span><text:span text:style-name="T249">ху</text:span><text:span text:style-name="T246"><draw:frame draw:style-name="fr1" draw:name="Об'єкт8" text:anchor-type="as-char" svg:y="-0.1492in" svg:width="0.1783in" svg:height="0.1854in" draw:z-index="5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56"> </text:span><text:span text:style-name="T199">побудувати рівний їй </text:span><text:bookmark-start text:name="__DdeLink__1066_1401347031"/><text:span text:style-name="T199">поліном Жегалкіна</text:span><text:bookmark-end text:name="__DdeLink__1066_1401347031"/><text:span text:style-name="T199">.</text:span></text:p>
        </text:list-item>
        <text:list-item>
          <text:p text:style-name="P7"><text:span text:style-name="T85">С</text:span><text:span text:style-name="T86">користавшись методом невизначених коефіцієнтів, подати </text:span><text:span text:style-name="T80">БФ </text:span><text:span text:style-name="T98">f</text:span><text:span text:style-name="T80">(</text:span><text:span text:style-name="T98">x</text:span><text:span text:style-name="T80">, </text:span><text:span text:style-name="T98">y</text:span><text:span text:style-name="T80">, </text:span><text:span text:style-name="T98">z</text:span><text:span text:style-name="T80">) </text:span><text:span text:style-name="T85">= (</text:span><text:span text:style-name="T87">1</text:span><text:span text:style-name="T88">1</text:span><text:span text:style-name="T89">0</text:span><text:span text:style-name="T90">0</text:span><text:span text:style-name="T91">0</text:span><text:span text:style-name="T92">1</text:span><text:span text:style-name="T93">0</text:span><text:span text:style-name="T86">1</text:span><text:span text:style-name="T85">) </text:span><text:span text:style-name="T86">у вигляді </text:span><text:bookmark-start text:name="__DdeLink__1066_14013470311"/><text:span text:style-name="T85">поліном</text:span><text:span text:style-name="T86">у</text:span><text:span text:style-name="T85"> Жегалкіна</text:span><text:bookmark-end text:name="__DdeLink__1066_14013470311"/><text:span text:style-name="T85">.</text:span></text:p>
        </text:list-item>
        <text:list-item>
          <text:p text:style-name="P7"><text:span text:style-name="T258">Довести, що </text:span><text:span text:style-name="T256">х</text:span><text:span text:style-name="T9">і</text:span><text:span text:style-name="T258"> - </text:span><text:span text:style-name="T266">фіктивна</text:span><text:span text:style-name="T258"> змінна БФ </text:span><text:span text:style-name="T256">f</text:span><text:span text:style-name="T258">(</text:span><text:span text:style-name="T256">х</text:span><text:span text:style-name="T9">1</text:span><text:span text:style-name="T258">, </text:span><text:span text:style-name="T256">х</text:span><text:span text:style-name="T9">2</text:span><text:span text:style-name="T258">, ..., </text:span><text:span text:style-name="T256">х</text:span><text:span text:style-name="T9">n</text:span><text:span text:style-name="T258">) тоді і лише тоді, коли </text:span><text:span text:style-name="T256">х</text:span><text:span text:style-name="T9">і</text:span><text:span text:style-name="T258"> явно </text:span><text:span text:style-name="T266">не </text:span><text:span text:style-name="T258">входить у поліном Жегалкіна цієї функції.</text:span><text:span text:style-name="T85"> </text:span></text:p>
        </text:list-item>
        <text:list-item>
          <text:p text:style-name="P9"><text:span text:style-name="T146">Показати, що кількість булевих функцій, що суттєво залежать від n аргументів, визначається рекурентним співвідношенням </text:span><text:span text:style-name="T107">A</text:span><text:span text:style-name="T25">n</text:span><text:span text:style-name="T146"> </text:span><text:span text:style-name="T151">=</text:span><text:span text:style-name="T146"> </text:span><text:span text:style-name="T146"><draw:frame draw:style-name="fr3" draw:name="1" text:anchor-type="as-char" svg:y="-0.2181in" svg:width="0.1929in" svg:height="0.2598in" draw:z-index="7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46"><text:s/>- </text:span><text:span text:style-name="T168"><draw:frame draw:style-name="fr1" draw:name="Об'єкт53" text:anchor-type="as-char" svg:y="-0.1744in" svg:width="0.4083in" svg:height="0.248in" draw:z-index="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68"><draw:frame draw:style-name="fr1" draw:name="Об'єкт21" text:anchor-type="as-char" svg:y="-0.1744in" svg:width="0.2764in" svg:height="0.248in" draw:z-index="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08">A</text:span><text:span text:style-name="T26">i</text:span><text:span text:style-name="T146">, де </text:span><text:span text:style-name="T107">A</text:span><text:span text:style-name="T27">i</text:span><text:span text:style-name="T146"> - кількість булевих функцій, що суттєво залежать від </text:span><text:span text:style-name="T107">i</text:span><text:span text:style-name="T146"> аргументів.</text:span></text:p>
        </text:list-item>
        <text:list-item>
          <text:p text:style-name="P9"><text:span text:style-name="T123">Довести, що жодна проста імпліканта монотонної </text:span><text:span text:style-name="T126">БФ</text:span><text:span text:style-name="T123"> не містить заперечень змінних.</text:span></text:p>
        </text:list-item>
        <text:list-item>
          <text:p text:style-name="P16"><text:span text:style-name="T242">Довести, що </text:span><text:span text:style-name="T244">L</text:span><text:span text:style-name="T288">*</text:span><text:span text:style-name="T242">=</text:span><text:span text:style-name="T244">L</text:span><text:span text:style-name="T242"> </text:span><text:span text:style-name="T243">(тут </text:span><text:span text:style-name="T242"><text:s/></text:span><text:span text:style-name="T244">L</text:span><text:span text:style-name="T288">*</text:span><text:span text:style-name="T242"> - </text:span><text:span text:style-name="T243">клас двоїстих до класу</text:span><text:span text:style-name="T242"> </text:span><text:span text:style-name="T244">L</text:span><text:span text:style-name="T242"> </text:span><text:span text:style-name="T243">функцій).</text:span></text:p>
        </text:list-item>
        <text:list-item>
          <text:p text:style-name="P9"><text:span text:style-name="T123">Довести, що скорочена ДНФ, що представляє монотонну </text:span><text:span text:style-name="T126">БФ</text:span><text:span text:style-name="T123">, є мінімальною </text:span><text:span text:style-name="T126">ДНФ</text:span><text:span text:style-name="T123">.</text:span></text:p>
        </text:list-item>
        <text:list-item>
          <text:p text:style-name="P24"><text:span text:style-name="T186">Визначити число тупикових ДНФ та число мінімальних ДНФ </text:span><text:span text:style-name="T187">булевої функції</text:span><text:span text:style-name="T186"> <text:s text:c="21"/></text:span><text:span text:style-name="T177">f</text:span><text:span text:style-name="T186">(</text:span><text:span text:style-name="T177">х</text:span><text:span text:style-name="T33">1</text:span><text:span text:style-name="T186">, </text:span><text:span text:style-name="T177">х</text:span><text:span text:style-name="T33">2</text:span><text:span text:style-name="T186">, ..., </text:span><text:span text:style-name="T177">х</text:span><text:span text:style-name="T33">n</text:span><text:span text:style-name="T186">)= (011111...110).</text:span></text:p>
        </text:list-item>
        <text:list-item>
          <text:p text:style-name="P9"><text:span text:style-name="T121">Мінімізувати </text:span><text:span text:style-name="T144">БФ</text:span><text:span text:style-name="T121"> </text:span><text:span text:style-name="T100">f</text:span><text:span text:style-name="T144"> за допомогою </text:span><text:span text:style-name="T121">метод</text:span><text:span text:style-name="T148">у</text:span><text:span text:style-name="T144"> Блейка і </text:span><text:span text:style-name="T121">метод</text:span><text:span text:style-name="T145">у </text:span><text:span text:style-name="T149">Петрика</text:span><text:span text:style-name="T144">, </text:span><text:span text:style-name="T146">якщо</text:span><text:span text:style-name="T100"> <text:s text:c="33"/>f</text:span><text:span text:style-name="T127">(</text:span><text:span text:style-name="T98">x</text:span><text:span text:style-name="T127">, </text:span><text:span text:style-name="T98">y</text:span><text:span text:style-name="T127">, </text:span><text:span text:style-name="T98">z</text:span><text:span text:style-name="T127">) </text:span><text:span text:style-name="T121">= </text:span><text:span text:style-name="T112">x</text:span><text:span text:style-name="T147">(</text:span><text:span text:style-name="T106">у</text:span><text:span text:style-name="T170">∨</text:span><text:span text:style-name="T146"><draw:frame draw:style-name="fr2" draw:name="Об'єкт7" text:anchor-type="as-char" svg:width="0.2008in" svg:height="0.1839in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71">z</text:span><text:span text:style-name="T172">)</text:span><text:span text:style-name="T170">∨</text:span><text:span text:style-name="T170"><draw:frame draw:style-name="fr1" draw:name="Об'єкт15" text:anchor-type="as-char" svg:y="-0.1492in" svg:width="0.189in" svg:height="0.1854in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7"><draw:frame draw:style-name="fr2" draw:name="Об'єкт27" text:anchor-type="as-char" svg:width="0.2008in" svg:height="0.1839in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58">∨</text:span><text:span text:style-name="T119">¬</text:span><text:span text:style-name="T146">((</text:span><text:span text:style-name="T119"><draw:frame draw:style-name="fr1" draw:name="Об'єкт23" text:anchor-type="as-char" svg:y="-0.1492in" svg:width="0.189in" svg:height="0.1854in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58">∨</text:span><text:span text:style-name="T171"><draw:frame draw:style-name="fr1" draw:name="Об'єкт24" text:anchor-type="as-char" svg:y="-0.1492in" svg:width="0.1783in" svg:height="0.1854in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72">)(</text:span><text:span text:style-name="T113">у</text:span><text:span text:style-name="T158">∨</text:span><text:span text:style-name="T171"><draw:frame draw:style-name="fr1" draw:name="Об'єкт25" text:anchor-type="as-char" svg:y="-0.1492in" svg:width="0.1783in" svg:height="0.1854in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72">)).</text:span><text:span text:style-name="T107"> </text:span></text:p>
        </text:list-item>
        <text:list-item>
          <text:p text:style-name="P7"><text:span text:style-name="T120">Дови</text:span><text:span text:style-name="T121">значити </text:span><text:span text:style-name="T120">БФ</text:span><text:span text:style-name="T121"> </text:span><text:span text:style-name="T100">f <text:s/></text:span><text:span text:style-name="T101">= </text:span><text:span text:style-name="T121">(</text:span><text:span text:style-name="T122">1*</text:span><text:span text:style-name="T121">*1</text:span><text:span text:style-name="T122">1</text:span><text:span text:style-name="T121">*</text:span><text:span text:style-name="T122">0</text:span><text:span text:style-name="T121">*), </text:span><text:span text:style-name="T120">з</text:span><text:span text:style-name="T85">аміни</text:span><text:span text:style-name="T94">вш</text:span><text:span text:style-name="T85">и у кортежі </text:span><text:span text:style-name="T121">(</text:span><text:span text:style-name="T122">1*</text:span><text:span text:style-name="T121">*1</text:span><text:span text:style-name="T122">1</text:span><text:span text:style-name="T121">*</text:span><text:span text:style-name="T122">0</text:span><text:span text:style-name="T121">*)</text:span><text:span text:style-name="T85"> зірочки символами 0 і 1 так, щоб утворився вектор значень деякої лінійної функції </text:span><text:span text:style-name="T100">f</text:span><text:span text:style-name="T121">. </text:span><text:span text:style-name="T120">Записати</text:span><text:span text:style-name="T121"> </text:span><text:span text:style-name="T120">отриману </text:span><text:span text:style-name="T121">функцію </text:span><text:span text:style-name="T100">f </text:span><text:span text:style-name="T123">аналітично</text:span><text:span text:style-name="T121">. </text:span><text:span text:style-name="T123">Відповідь обґрунтувати.</text:span></text:p>
        </text:list-item>
        <text:list-item>
          <text:p text:style-name="P20"><text:span text:style-name="T114">Чи <text:s/>є монотонною БФ </text:span><text:span text:style-name="T97">f</text:span><text:span text:style-name="T115">(</text:span><text:span text:style-name="T97">х</text:span><text:span text:style-name="T13">1</text:span><text:span text:style-name="T115">, </text:span><text:span text:style-name="T97">х</text:span><text:span text:style-name="T13">2</text:span><text:span text:style-name="T115">, </text:span><text:span text:style-name="T97">х</text:span><text:span text:style-name="T19">3</text:span><text:span text:style-name="T115">) = (</text:span><text:span text:style-name="T114">0</text:span><text:span text:style-name="T124">01</text:span><text:span text:style-name="T114">1</text:span><text:span text:style-name="T124">00</text:span><text:span text:style-name="T115">01)? </text:span><text:span text:style-name="T114">Відповідь обґрунтувати.</text:span></text:p>
        </text:list-item>
        <text:list-item>
          <text:p text:style-name="P8"><text:span text:style-name="T258">Довести, що для довільної монотонної БФ </text:span><text:span text:style-name="T256">f</text:span><text:span text:style-name="T258">(</text:span><text:span text:style-name="T256">х</text:span><text:span text:style-name="T9">1</text:span><text:span text:style-name="T258">, </text:span><text:span text:style-name="T256">х</text:span><text:span text:style-name="T9">2</text:span><text:span text:style-name="T258">, ..., </text:span><text:span text:style-name="T256">х</text:span><text:span text:style-name="T9">n</text:span><text:span text:style-name="T258">) справедливий розклад: <text:s text:c="8"/></text:span><text:span text:style-name="T102"><text:s text:c="11"/>f</text:span><text:span text:style-name="T125">(</text:span><text:span text:style-name="T102">х</text:span><text:span text:style-name="T20">1</text:span><text:span text:style-name="T125">, </text:span><text:span text:style-name="T102">х</text:span><text:span text:style-name="T20">2</text:span><text:span text:style-name="T125">, ..., </text:span><text:span text:style-name="T102">х</text:span><text:span text:style-name="T20">n</text:span><text:span text:style-name="T125">) = </text:span><text:span text:style-name="T102">х</text:span><text:span text:style-name="T20">1</text:span><text:span text:style-name="T102">f</text:span><text:span text:style-name="T125">(</text:span><text:span text:style-name="T130">1</text:span><text:span text:style-name="T125">, </text:span><text:span text:style-name="T102">х</text:span><text:span text:style-name="T20">2</text:span><text:span text:style-name="T125">, ..., </text:span><text:span text:style-name="T102">х</text:span><text:span text:style-name="T20">n</text:span><text:span text:style-name="T125">)</text:span><text:span text:style-name="T170">∨</text:span><text:span text:style-name="T102">f</text:span><text:span text:style-name="T125">(</text:span><text:span text:style-name="T130">0</text:span><text:span text:style-name="T125">, </text:span><text:span text:style-name="T102">х</text:span><text:span text:style-name="T20">2</text:span><text:span text:style-name="T125">, ..., </text:span><text:span text:style-name="T102">х</text:span><text:span text:style-name="T20">n</text:span><text:span text:style-name="T125">).</text:span></text:p>
        </text:list-item>
        <text:list-item>
          <text:p text:style-name="P8"><text:span text:style-name="T125">Довести, що довільна монотонна </text:span><text:span text:style-name="T126">БФ</text:span><text:span text:style-name="T125">, що відмінна від константи, може бути представлена </text:span><text:span text:style-name="T130">К</text:span><text:span text:style-name="T125">НФ без заперечень.</text:span></text:p>
        </text:list-item>
        <text:list-item>
          <text:p text:style-name="P21"><text:span text:style-name="T114">Знайти двоїсту БФ для </text:span><text:span text:style-name="T127">БФ </text:span><text:span text:style-name="T98">f</text:span><text:span text:style-name="T127">(</text:span><text:span text:style-name="T98">x</text:span><text:span text:style-name="T127">, </text:span><text:span text:style-name="T98">y</text:span><text:span text:style-name="T127">, </text:span><text:span text:style-name="T98">z</text:span><text:span text:style-name="T127">) </text:span><text:span text:style-name="T121">= (</text:span><text:span text:style-name="T128">0</text:span><text:span text:style-name="T129">1</text:span><text:span text:style-name="T150">0</text:span><text:span text:style-name="T130">1</text:span><text:span text:style-name="T131">1</text:span><text:span text:style-name="T129">0</text:span><text:span text:style-name="T132">0</text:span><text:span text:style-name="T128">1</text:span><text:span text:style-name="T121">). </text:span><text:span text:style-name="T123">Відповідь обґрунтувати.</text:span></text:p>
        </text:list-item>
        <text:list-item>
          <text:p text:style-name="P10"><text:span text:style-name="T123">Ч</text:span><text:span text:style-name="T133">и є БФ </text:span><text:span text:style-name="T98">f</text:span><text:span text:style-name="T127">(</text:span><text:span text:style-name="T98">x</text:span><text:span text:style-name="T127">, </text:span><text:span text:style-name="T98">y</text:span><text:span text:style-name="T127">, </text:span><text:span text:style-name="T98">z</text:span><text:span text:style-name="T127">) </text:span><text:span text:style-name="T121">= (</text:span><text:span text:style-name="T128">0</text:span><text:span text:style-name="T129">1</text:span><text:span text:style-name="T125">0</text:span><text:span text:style-name="T131">1</text:span><text:span text:style-name="T130">1</text:span><text:span text:style-name="T129">0</text:span><text:span text:style-name="T132">0</text:span><text:span text:style-name="T128">1</text:span><text:span text:style-name="T121">) </text:span><text:span text:style-name="T133">(див. попередню задачу) самодвоїстою?</text:span><text:span text:style-name="T121"> </text:span><text:span text:style-name="T123">Відповідь обґрунтувати.</text:span></text:p>
        </text:list-item>
        <text:list-item>
          <text:p text:style-name="P7"><text:span text:style-name="T123">З</text:span><text:span text:style-name="T133">найти </text:span><text:span text:style-name="T134">(</text:span><text:span text:style-name="T133">аналітично</text:span><text:span text:style-name="T134">)</text:span><text:span text:style-name="T133"> двоїсту БФ до БФ </text:span><text:span text:style-name="T98">f</text:span><text:span text:style-name="T127">(</text:span><text:span text:style-name="T98">x</text:span><text:span text:style-name="T127">, </text:span><text:span text:style-name="T98">y</text:span><text:span text:style-name="T127">) </text:span><text:span text:style-name="T121">= <text:s/></text:span><text:bookmark-start text:name="__DdeLink__182_388296396111"/><text:span text:style-name="T103">x</text:span><text:bookmark-end text:name="__DdeLink__182_388296396111"/><text:span text:style-name="T205">∣</text:span><text:span text:style-name="T202">у</text:span><text:span text:style-name="T135">.</text:span></text:p>
        </text:list-item>
        <text:list-item>
          <text:p text:style-name="P15"><text:soft-page-break/><text:span text:style-name="T209">Довести</text:span><text:span text:style-name="T208">, що не існує самодвоїстої </text:span><text:span text:style-name="T209">БФ</text:span><text:span text:style-name="T208">, </text:span><text:span text:style-name="T209">істотно</text:span><text:span text:style-name="T208"> залежної від двох </text:span>змінних. </text:p>
        </text:list-item>
        <text:list-item>
          <text:p text:style-name="P11"><text:span text:style-name="T255">Для БФ </text:span><text:span text:style-name="T257">f</text:span><text:span text:style-name="T259">(</text:span><text:span text:style-name="T257">x</text:span><text:span text:style-name="T259">, </text:span><text:span text:style-name="T257">y</text:span><text:span text:style-name="T259">)</text:span><text:span text:style-name="T257"> </text:span><text:span text:style-name="T259">= (</text:span><text:span text:style-name="T269">00</text:span><text:span text:style-name="T261">1</text:span><text:span text:style-name="T260">0</text:span><text:span text:style-name="T259">), </text:span><text:span text:style-name="T262">що задана табли</text:span><text:span text:style-name="T263">цею істинності </text:span><text:span text:style-name="T264">(вектором значень)</text:span><text:span text:style-name="T262">,</text:span><text:span text:style-name="T259"> знайти рівн</text:span><text:span text:style-name="T265">у</text:span><text:span text:style-name="T259"> їй ДДНФ.</text:span></text:p>
        </text:list-item>
        <text:list-item>
          <text:p text:style-name="P13"><text:span text:style-name="T64">Дл</text:span><text:span text:style-name="T208">я БФ </text:span><text:span text:style-name="T54">f</text:span><text:span text:style-name="T208">(</text:span><text:span text:style-name="T54">x</text:span><text:span text:style-name="T208">, </text:span><text:span text:style-name="T54">y</text:span><text:span text:style-name="T208">)</text:span><text:span text:style-name="T54"> </text:span><text:span text:style-name="T208">= (</text:span><text:span text:style-name="T65">00</text:span><text:span text:style-name="T66">1</text:span><text:span text:style-name="T67">0</text:span><text:span text:style-name="T208">), </text:span><text:span text:style-name="T60">що задана табли</text:span><text:span text:style-name="T68">цею істинності </text:span><text:span text:style-name="T69">(вектором значень)</text:span><text:span text:style-name="T60">,</text:span><text:span text:style-name="T208"> знайти рівн</text:span><text:span text:style-name="T64">у</text:span><text:span text:style-name="T208"> їй Д</text:span><text:span text:style-name="T64">К</text:span><text:span text:style-name="T208">НФ.</text:span></text:p>
        </text:list-item>
        <text:list-item>
          <text:p text:style-name="P15"><text:span text:style-name="T208">Довести, якщо </text:span><text:span text:style-name="T2">f</text:span> не є константою, а <text:span text:style-name="T2">f</text:span><text:span text:style-name="T222">∨</text:span><text:span text:style-name="T2">f</text:span><text:span text:style-name="T48">*</text:span> - константа, то <text:s/><text:span text:style-name="T219">f</text:span><text:span text:style-name="T212">∉</text:span><text:span text:style-name="T220">М</text:span><text:span text:style-name="T212">∪</text:span><text:bookmark-start text:name="__DdeLink__608_1418879442121"/><text:span text:style-name="T218">S</text:span><text:bookmark-end text:name="__DdeLink__608_1418879442121"/><text:span text:style-name="T218">.</text:span></text:p>
        </text:list-item>
        <text:list-item>
          <text:p text:style-name="P22"><text:span text:style-name="T79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95">Відповідь обґрунтувати.</text:span></text:p>
        </text:list-item>
        <text:list-item>
          <text:p text:style-name="P9"><text:span text:style-name="T258">Визначити </text:span><text:span text:style-name="T267">кількість</text:span><text:span text:style-name="T258"> </text:span><text:span text:style-name="T268">БФ</text:span><text:span text:style-name="T258"> від </text:span><text:span text:style-name="T79">n</text:span><text:span text:style-name="T258"> змінних, </text:span><text:span text:style-name="T268">що</text:span><text:span text:style-name="T258"> належать множині </text:span><text:bookmark-start text:name="__DdeLink__608_141887944112"/><text:bookmark text:name="__DdeLink__608_1418879441211"/><text:span text:style-name="T104">Т</text:span><text:bookmark-end text:name="__DdeLink__608_141887944112"/><text:span text:style-name="T22">0</text:span><text:bookmark-start text:name="__DdeLink__608_14188794412111"/><text:span text:style-name="T203">∩</text:span><text:bookmark-end text:name="__DdeLink__608_14188794412111"/><text:span text:style-name="T105">L</text:span><text:span text:style-name="T110">.</text:span><text:span text:style-name="T270"> </text:span><text:span text:style-name="T123">Відповідь обґрунтувати.</text:span></text:p>
        </text:list-item>
        <text:list-item>
          <text:p text:style-name="P18"><text:span text:style-name="T223">Визначити </text:span><text:span text:style-name="T224">кількість</text:span><text:span text:style-name="T223"> </text:span><text:span text:style-name="T225">БФ</text:span><text:span text:style-name="T223"> від n змінних, </text:span><text:span text:style-name="T225">що</text:span><text:span text:style-name="T223"> належать множині</text:span><text:span text:style-name="T215"> </text:span><text:span text:style-name="T216">L</text:span><text:span text:style-name="T230">\</text:span><text:span text:style-name="T231">(</text:span><text:span text:style-name="T217">М</text:span><text:bookmark-start text:name="__DdeLink__608_141887944121"/><text:span text:style-name="T206">∪</text:span><text:bookmark-end text:name="__DdeLink__608_141887944121"/><text:span text:style-name="T218">S</text:span><text:bookmark text:name="__DdeLink__608_141887944131"/><text:bookmark text:name="__DdeLink__608_141887944111"/><text:bookmark text:name="__DdeLink__608_1418879444"/><text:span text:style-name="T226">)</text:span><text:span text:style-name="T223">. </text:span><text:span text:style-name="T229">Відповідь обґрунтувати.</text:span></text:p>
        </text:list-item>
        <text:list-item>
          <text:p text:style-name="P24"><text:span text:style-name="T183">Чи існує базис в P</text:span><text:span text:style-name="T34">2</text:span><text:span text:style-name="T183">, що складається з таких чотирьох функцій </text:span><text:span text:style-name="T179">f</text:span><text:span text:style-name="T34">1</text:span><text:span text:style-name="T183">, </text:span><text:span text:style-name="T179">f</text:span><text:span text:style-name="T34">2</text:span><text:span text:style-name="T183">, </text:span><text:span text:style-name="T179">f</text:span><text:span text:style-name="T34">3</text:span><text:span text:style-name="T183">, </text:span><text:span text:style-name="T179">f</text:span><text:span text:style-name="T34">4</text:span><text:span text:style-name="T183">, що </text:span><text:span text:style-name="T176">f</text:span><text:span text:style-name="T34">1</text:span><text:span text:style-name="T191">∉</text:span><text:span text:style-name="T177">Т</text:span><text:span text:style-name="T33">0</text:span><text:span text:style-name="T183">, </text:span><text:span text:style-name="T176">f</text:span><text:span text:style-name="T35">2</text:span><text:span text:style-name="T191">∉</text:span><text:span text:style-name="T177">Т</text:span><text:span text:style-name="T35">1</text:span><text:span text:style-name="T183">, </text:span><text:span text:style-name="T176">f</text:span><text:span text:style-name="T35">3</text:span><text:span text:style-name="T191">∉</text:span><text:span text:style-name="T179">L</text:span><text:span text:style-name="T183">, </text:span><text:span text:style-name="T176">f</text:span><text:span text:style-name="T35">4</text:span><text:span text:style-name="T191">∉</text:span><text:span text:style-name="T183">S? </text:span><text:span text:style-name="T182">Відповідь обґрунтувати.</text:span></text:p>
        </text:list-item>
        <text:list-item>
          <text:p text:style-name="P24"><text:span text:style-name="T185">Чи є </text:span><text:span text:style-name="T183">функ</text:span><text:span text:style-name="T184">ці</text:span><text:span text:style-name="T183">онально повно</text:span><text:span text:style-name="T185">ю</text:span><text:span text:style-name="T183"> систем</text:span><text:span text:style-name="T185">а БФ</text:span><text:span text:style-name="T183"> </text:span><text:span text:style-name="T192">Σ </text:span><text:span text:style-name="T193">= </text:span><text:span text:style-name="T184">{</text:span><text:span text:style-name="T192">∨,∧, </text:span><text:span text:style-name="T190">⊕</text:span><text:span text:style-name="T194">, </text:span><text:span text:style-name="T195">0</text:span><text:span text:style-name="T184">}? </text:span><text:span text:style-name="T182">Відповідь обґрунтувати. </text:span></text:p>
        </text:list-item>
        <text:list-item>
          <text:p text:style-name="P16"><text:span text:style-name="T210">Визначити число тупикових днф та число мінімальних днф функції </text:span><text:span text:style-name="T211">х</text:span><text:span text:style-name="T32">1</text:span><text:span text:style-name="T213">⊕</text:span><text:span text:style-name="T214">х</text:span><text:span text:style-name="T31">2</text:span><text:span text:style-name="T213">⊕ ... ⊕ </text:span><text:span text:style-name="T214">х</text:span><text:span text:style-name="T31">n</text:span><text:span text:style-name="T214">.</text:span></text:p>
        </text:list-item>
        <text:list-item>
          <text:p text:style-name="P9"><text:span text:style-name="T136">Чи є </text:span><text:span text:style-name="T137">функ</text:span><text:span text:style-name="T138">ці</text:span><text:span text:style-name="T137">онально повно</text:span><text:span text:style-name="T136">ю</text:span><text:span text:style-name="T137"> систем</text:span><text:span text:style-name="T136">а БФ</text:span><text:span text:style-name="T137"> </text:span><text:span text:style-name="T161">Σ </text:span><text:span text:style-name="T166">= </text:span><text:span text:style-name="T138">{</text:span><text:span text:style-name="T155">(0</text:span><text:span text:style-name="T156">1</text:span><text:span text:style-name="T155">1</text:span><text:span text:style-name="T157">0</text:span><text:span text:style-name="T155">)</text:span><text:span text:style-name="T161">, </text:span><text:span text:style-name="T139">(</text:span><text:span text:style-name="T142">0</text:span><text:span text:style-name="T141">1</text:span><text:span text:style-name="T143">01101</text:span><text:span text:style-name="T140">1</text:span><text:span text:style-name="T139">)</text:span><text:span text:style-name="T138">}? </text:span><text:span text:style-name="T123">Відповідь обґрунтувати.</text:span></text:p>
        </text:list-item>
        <text:list-item>
          <text:p text:style-name="P9"><text:span text:style-name="T95">Д</text:span><text:span text:style-name="T79">овести, що коли </text:span><text:span text:style-name="T80"><text:s/></text:span><text:span text:style-name="T98">f</text:span><text:span text:style-name="T173">∉</text:span><text:span text:style-name="T103">Т</text:span><text:span text:style-name="T12">0</text:span><text:span text:style-name="T173">∪</text:span><text:span text:style-name="T103">Т</text:span><text:span text:style-name="T12">1</text:span><text:span text:style-name="T173">∪</text:span><text:bookmark-start text:name="__DdeLink__608_141887944212"/><text:span text:style-name="T96">S</text:span><text:bookmark-end text:name="__DdeLink__608_141887944212"/><text:span text:style-name="T79">, то {</text:span><text:span text:style-name="T80"> </text:span><text:span text:style-name="T98">f</text:span><text:span text:style-name="T79">} − функціонально повна система.</text:span></text:p>
        </text:list-item>
        <text:list-item>
          <text:p text:style-name="P9"><text:span text:style-name="T137">Користуючись методом зведення до функ</text:span><text:span text:style-name="T138">ці</text:span><text:span text:style-name="T137">онально повно</text:span><text:span text:style-name="T138">ї</text:span><text:span text:style-name="T137"> системи </text:span><text:span text:style-name="T161">Σ</text:span><text:span text:style-name="T28">2</text:span><text:span text:style-name="T138"> = {</text:span><text:span text:style-name="T161">∧, ¯</text:span><text:span text:style-name="T138">}</text:span><text:span text:style-name="T137">, </text:span><text:span text:style-name="T161">Σ</text:span><text:span text:style-name="T28">1</text:span><text:span text:style-name="T138"> = {</text:span><text:span text:style-name="T161">∨, ¯</text:span><text:span text:style-name="T138">}</text:span><text:span text:style-name="T137"> або <text:s/></text:span><text:span text:style-name="T161">Σ</text:span><text:span text:style-name="T28">0</text:span><text:span text:style-name="T138"> = {</text:span><text:span text:style-name="T161">∨,∧, ¯</text:span><text:span text:style-name="T138">},</text:span><text:span text:style-name="T137"> довести функ</text:span><text:span text:style-name="T136">ціо</text:span><text:span text:style-name="T137">нальну повноту системи </text:span><text:span text:style-name="T161">Σ</text:span><text:span text:style-name="T137"> </text:span><text:span text:style-name="T138">= {</text:span><text:span text:style-name="T98">х</text:span><text:span text:style-name="T169">→</text:span><text:span text:style-name="T98">у</text:span><text:span text:style-name="T127">, </text:span><text:span text:style-name="T119">¬</text:span><text:span text:style-name="T152">(</text:span><text:span text:style-name="T103">x</text:span><text:span text:style-name="T153">⊕</text:span><text:span text:style-name="T103">y</text:span><text:span text:style-name="T153">⊕</text:span><text:span text:style-name="T109">z</text:span><text:span text:style-name="T152">)</text:span><text:span text:style-name="T138">}</text:span><text:span text:style-name="T137">. </text:span></text:p>
        </text:list-item>
        <text:list-item>
          <text:p text:style-name="P13"><text:span text:style-name="T271">Дл</text:span>я БФ <text:span text:style-name="T2">f</text:span>(<text:span text:style-name="T2">x</text:span>, <text:span text:style-name="T2">y</text:span>, <text:span text:style-name="T2">z</text:span>)<text:span text:style-name="T2"> </text:span>= <text:span text:style-name="T60"><draw:frame draw:style-name="fr1" draw:name="Об'єкт20" text:anchor-type="as-char" svg:y="-0.1492in" svg:width="0.189in" svg:height="0.1854in" draw:z-index="1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7">⊕</text:span><text:span text:style-name="T274">¬</text:span>(<text:span text:style-name="T250">y</text:span><text:span text:style-name="T251"> </text:span><text:span text:style-name="T50">→</text:span><text:span text:style-name="T51"> </text:span><text:span text:style-name="T247">z</text:span>), <text:span text:style-name="T274">що задана аналітично,</text:span> <text:span text:style-name="T277">з</text:span><text:bookmark-start text:name="__DdeLink__188_9823469211"/>а допомогою рівносильних перетворень побудувати <text:span text:style-name="T277">рівну їй</text:span> Д<text:span text:style-name="T274">Д</text:span>НФ<text:bookmark-end text:name="__DdeLink__188_9823469211"/>.</text:p>
        </text:list-item>
        <text:list-item>
          <text:p text:style-name="P13"><text:span text:style-name="T64">Дл</text:span><text:span text:style-name="T70">я БФ </text:span><text:span text:style-name="T55">f</text:span><text:span text:style-name="T70">(</text:span><text:span text:style-name="T55">x</text:span><text:span text:style-name="T70">, </text:span><text:span text:style-name="T55">y</text:span><text:span text:style-name="T70">, </text:span><text:span text:style-name="T55">z</text:span><text:span text:style-name="T70">)</text:span><text:span text:style-name="T55"> </text:span><text:span text:style-name="T70">= </text:span><text:span text:style-name="T60"><draw:frame draw:style-name="fr1" draw:name="Об'єкт22" text:anchor-type="as-char" svg:y="-0.1492in" svg:width="0.189in" svg:height="0.1854in" draw:z-index="1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bookmark-start text:name="__DdeLink__182_3882963961"/><text:span text:style-name="T78">⊕</text:span><text:span text:style-name="T60">¬</text:span><text:span text:style-name="T70">(</text:span><text:span text:style-name="T53">y</text:span><text:span text:style-name="T251"> </text:span><text:span text:style-name="T75">→</text:span><text:span text:style-name="T70"> </text:span><text:span text:style-name="T247">z</text:span><text:span text:style-name="T70">)</text:span><text:bookmark-end text:name="__DdeLink__182_3882963961"/><text:span text:style-name="T70">, </text:span><text:span text:style-name="T60">що задана аналітично </text:span><text:span text:style-name="T63">(див. попередню задачу)</text:span><text:span text:style-name="T60">,</text:span><text:span text:style-name="T70"> </text:span><text:span text:style-name="T71">з</text:span><text:bookmark-start text:name="__DdeLink__188_982346921"/><text:span text:style-name="T70">а допомогою рівносильних перетворень побудувати </text:span><text:span text:style-name="T71">рівну їй</text:span><text:span text:style-name="T70"> ДКНФ</text:span><text:bookmark-end text:name="__DdeLink__188_982346921"/><text:span text:style-name="T70">.</text:span></text:p>
        </text:list-item>
        <text:list-item>
          <text:p text:style-name="P13"><text:span text:style-name="T70">Чи є базисом в Р</text:span><text:span text:style-name="T40">2</text:span><text:span text:style-name="T70"> система БФ </text:span><text:span text:style-name="T76">Σ</text:span><text:span text:style-name="T72"> = {</text:span><text:span text:style-name="T76">∨,∧, <text:s/>¯</text:span><text:span text:style-name="T72">}</text:span><text:span text:style-name="T73">?</text:span><text:span text:style-name="T72"> </text:span><text:span text:style-name="T74">Відповідь обґрунтувати. </text:span></text:p>
          <text:p text:style-name="P25"/>
        </text:list-item>
      </text:list>
      <text:p text:style-name="P3"/>
      <text:p text:style-name="P2"/>
      <text:p text:style-name="P2"/>
      <text:p text:style-name="P1"><text:bookmark-start text:name="__DdeLink__608_141887944"/><text:s/><text:bookmark-end text:name="__DdeLink__608_1418879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08:37.114581369</meta:creation-date>
    <dc:date>2022-02-24T00:14:31.996511973</dc:date>
    <meta:editing-duration>PT38M21S</meta:editing-duration>
    <meta:editing-cycles>8</meta:editing-cycles>
    <meta:generator>LibreOffice/6.4.7.2$Linux_X86_64 LibreOffice_project/40$Build-2</meta:generator>
    <meta:document-statistic meta:table-count="0" meta:image-count="0" meta:object-count="18" meta:page-count="2" meta:paragraph-count="42" meta:word-count="730" meta:character-count="4388" meta:non-whitespace-character-count="3628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0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7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2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3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2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9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